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RC Map for Dice Game</text:p>
      <text:p text:style-name="Standard"/>
      <text:p text:style-name="Standard"/>
      <text:p text:style-name="Standard"/>
      <text:p text:style-name="Standard">Game: The game needs to start and end.</text:p>
      <text:p text:style-name="Standard"/>
      <text:p text:style-name="Standard">Note: I am only using 1 dice in this project. </text:p>
      <text:p text:style-name="Standard"/>
      <text:p text:style-name="Standard">Dice: The dice contain 6 rows, you can have up to 6 different options. If you roll a 1, you loose your turn.</text:p>
      <text:p text:style-name="Standard"/>
      <text:p text:style-name="Standard">Dealer: The computer in the game and supplies the dice. </text:p>
      <text:p text:style-name="Standard"/>
      <text:p text:style-name="Standard">Player:<text:tab/> Two players. One human player, and a computer. 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e Edwards</meta:initial-creator>
    <meta:creation-date>2020-02-19T13:49:56</meta:creation-date>
    <dc:date>2020-02-19T15:24:56</dc:date>
    <dc:creator>Dane Edwards</dc:creator>
    <meta:editing-duration>PT1H35M1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1" meta:paragraph-count="6" meta:word-count="65" meta:character-count="325"/>
  </office:meta>
</office:document-meta>
</file>